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276329" officeooo:paragraph-rsid="00276329"/>
    </style:style>
    <style:style style:name="P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8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9" style:family="paragraph" style:parent-style-name="Table_20_Contents">
      <style:text-properties officeooo:rsid="00276329" officeooo:paragraph-rsid="002a93e4"/>
    </style:style>
    <style:style style:name="P1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1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2" style:family="paragraph" style:parent-style-name="Table_20_Contents">
      <style:text-properties officeooo:rsid="002a93e4" officeooo:paragraph-rsid="002a93e4"/>
    </style:style>
    <style:style style:name="P13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4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15" style:family="paragraph" style:parent-style-name="Table_20_Contents">
      <style:text-properties officeooo:rsid="002df13d" officeooo:paragraph-rsid="002df13d"/>
    </style:style>
    <style:style style:name="P1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17" style:family="paragraph" style:parent-style-name="Table_20_Contents">
      <style:text-properties officeooo:rsid="002e07c4" officeooo:paragraph-rsid="002e07c4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1c8144"/>
    </style:style>
    <style:style style:name="T6" style:family="text">
      <style:text-properties officeooo:rsid="00204f2d"/>
    </style:style>
    <style:style style:name="T7" style:family="text">
      <style:text-properties officeooo:rsid="00218b47"/>
    </style:style>
    <style:style style:name="T8" style:family="text">
      <style:text-properties officeooo:rsid="002c59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</text:p>
            <text:p text:style-name="P2"/>
          </table:table-cell>
          <table:table-cell table:style-name="Table1.A1" office:value-type="string">
            <text:p text:style-name="P2">b=part14 <text:s/>par<text:span text:style-name="T4">t</text:span>15 part<text:span text:style-name="T5">17</text:span>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 part6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">h=part<text:span text:style-name="T1">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7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">k=part<text:span text:style-name="T1">10</text:span> <text:s/>par<text:span text:style-name="T1">t27</text:span></text:p>
          </table:table-cell>
          <table:table-cell table:style-name="Table1.A2" office:value-type="string">
            <text:p text:style-name="P2">l=part<text:span text:style-name="T1">14 part29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6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7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6">part5= <text:span text:style-name="T8">null1</text:span></text:p>
          </table:table-cell>
          <table:table-cell table:style-name="Table2.B1" office:value-type="string">
            <text:p text:style-name="P5">Part14=</text:p>
            <text:p text:style-name="P5">null1</text:p>
          </table:table-cell>
          <table:table-cell table:style-name="Table2.C1" office:value-type="string">
            <text:p text:style-name="P5">Part0=</text:p>
            <text:p text:style-name="P5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E1" office:value-type="string">
            <text:p text:style-name="P10">Part21=</text:p>
            <text:p text:style-name="P14">null2</text:p>
          </table:table-cell>
          <table:table-cell table:style-name="Table2.B1" office:value-type="string">
            <text:p text:style-name="P7">Part14=</text:p>
            <text:p text:style-name="P11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H1" office:value-type="string">
            <text:p text:style-name="P9">Part10=</text:p>
            <text:p text:style-name="P12">null1</text:p>
          </table:table-cell>
        </table:table-row>
        <table:table-row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C2" office:value-type="string">
            <text:p text:style-name="P9">Part10=</text:p>
            <text:p text:style-name="P12">null1</text:p>
          </table:table-cell>
          <table:table-cell table:style-name="Table2.D2" office:value-type="string">
            <text:p text:style-name="P5">Part14=</text:p>
            <text:p text:style-name="P5">null1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G2" office:value-type="string">
            <text:p text:style-name="P5">Part56=</text:p>
            <text:p text:style-name="P15">null1</text:p>
          </table:table-cell>
          <table:table-cell table:style-name="Table2.H2" office:value-type="string">
            <text:p text:style-name="P5">Part14=</text:p>
            <text:p text:style-name="P5">null1</text:p>
          </table:table-cell>
        </table:table-row>
        <table:table-row>
          <table:table-cell table:style-name="Table2.A3" office:value-type="string">
            <text:p text:style-name="P5">part5= </text:p>
            <text:p text:style-name="P16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F3" office:value-type="string">
            <text:p text:style-name="P5">Part55=</text:p>
            <text:p text:style-name="P12">null2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H3" office:value-type="string">
            <text:p text:style-name="P8">Part42=</text:p>
            <text:p text:style-name="P13">null2</text:p>
          </table:table-cell>
        </table:table-row>
        <table:table-row>
          <table:table-cell table:style-name="Table2.A4" office:value-type="string">
            <text:p text:style-name="P5">Part11=</text:p>
            <text:p text:style-name="P12">null2</text:p>
          </table:table-cell>
          <table:table-cell table:style-name="Table2.E2" office:value-type="string">
            <text:p text:style-name="P9">Part12=</text:p>
            <text:p text:style-name="P12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7">part6</text:p>
          </table:table-cell>
          <table:table-cell table:style-name="Table3.A1" office:value-type="string">
            <text:p text:style-name="P17">part17</text:p>
          </table:table-cell>
          <table:table-cell table:style-name="Table3.A1" office:value-type="string">
            <text:p text:style-name="P17">part18</text:p>
          </table:table-cell>
          <table:table-cell table:style-name="Table3.A1" office:value-type="string">
            <text:p text:style-name="P17">part7</text:p>
          </table:table-cell>
          <table:table-cell table:style-name="Table3.A1" office:value-type="string">
            <text:p text:style-name="P17">part20</text:p>
          </table:table-cell>
          <table:table-cell table:style-name="Table3.A1" office:value-type="string">
            <text:p text:style-name="P17">part54</text:p>
          </table:table-cell>
          <table:table-cell table:style-name="Table3.A1" office:value-type="string">
            <text:p text:style-name="P17">part8</text:p>
          </table:table-cell>
          <table:table-cell table:style-name="Table3.H1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27</text:p>
          </table:table-cell>
          <table:table-cell table:style-name="Table3.A2" office:value-type="string">
            <text:p text:style-name="P17">part29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57</text:p>
          </table:table-cell>
          <table:table-cell table:style-name="Table3.H2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9</text:p>
          </table:table-cell>
          <table:table-cell table:style-name="Table3.A2" office:value-type="string">
            <text:p text:style-name="P17">part36</text:p>
          </table:table-cell>
          <table:table-cell table:style-name="Table3.A2" office:value-type="string">
            <text:p text:style-name="P17">part37</text:p>
          </table:table-cell>
          <table:table-cell table:style-name="Table3.A2" office:value-type="string">
            <text:p text:style-name="P17">part7</text:p>
          </table:table-cell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57</text:p>
          </table:table-cell>
          <table:table-cell table:style-name="Table3.A2" office:value-type="string">
            <text:p text:style-name="P17">part17</text:p>
          </table:table-cell>
          <table:table-cell table:style-name="Table3.H2" office:value-type="string">
            <text:p text:style-name="P17">part42</text:p>
          </table:table-cell>
        </table:table-row>
        <table:table-row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16T23:10:24.606316439</dc:date>
    <meta:editing-duration>PT13H53M3S</meta:editing-duration>
    <meta:editing-cycles>18</meta:editing-cycles>
    <meta:generator>LibreOffice/6.1.2.1$Linux_X86_64 LibreOffice_project/10$Build-1</meta:generator>
    <meta:document-statistic meta:table-count="3" meta:image-count="0" meta:object-count="0" meta:page-count="1" meta:paragraph-count="106" meta:word-count="162" meta:character-count="1039" meta:non-whitespace-character-count="960"/>
  </office:meta>
</office:document-meta>
</file>